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5cb0" officeooo:paragraph-rsid="00015cb0"/>
    </style:style>
    <style:style style:name="P2" style:family="paragraph" style:parent-style-name="Standard" style:list-style-name="L2">
      <style:text-properties officeooo:rsid="00015cb0" officeooo:paragraph-rsid="00015cb0"/>
    </style:style>
    <style:style style:name="P3" style:family="paragraph" style:parent-style-name="Standard" style:list-style-name="L2">
      <style:text-properties officeooo:rsid="0003fefb" officeooo:paragraph-rsid="0003fefb"/>
    </style:style>
    <style:style style:name="P4" style:family="paragraph" style:parent-style-name="Standard" style:list-style-name="L2">
      <style:text-properties officeooo:rsid="000503e4" officeooo:paragraph-rsid="000503e4"/>
    </style:style>
    <style:style style:name="P5" style:family="paragraph" style:parent-style-name="Standard" style:list-style-name="L2">
      <style:text-properties officeooo:rsid="0006e14c" officeooo:paragraph-rsid="0006e14c"/>
    </style:style>
    <style:style style:name="P6" style:family="paragraph" style:parent-style-name="Standard" style:list-style-name="L2">
      <style:text-properties officeooo:rsid="00074b29" officeooo:paragraph-rsid="00074b29"/>
    </style:style>
    <style:style style:name="P7" style:family="paragraph" style:parent-style-name="Standard" style:list-style-name="L2">
      <style:text-properties officeooo:rsid="0007f3ad" officeooo:paragraph-rsid="0007f3ad"/>
    </style:style>
    <style:style style:name="P8" style:family="paragraph" style:parent-style-name="Standard" style:list-style-name="L2">
      <style:text-properties officeooo:rsid="0009e975" officeooo:paragraph-rsid="0009e9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fefb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fefb" style:font-weight-asian="normal" style:font-weight-complex="normal"/>
    </style:style>
    <style:style style:name="T5" style:family="text">
      <style:text-properties fo:font-weight="normal" officeooo:rsid="00015cb0" style:font-weight-asian="normal" style:font-weight-complex="normal"/>
    </style:style>
    <style:style style:name="T6" style:family="text">
      <style:text-properties fo:font-weight="normal" officeooo:rsid="000503e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O-Bergamo two-photon microscope SOP</text:p>
      <text:p text:style-name="P1"/>
      <text:p text:style-name="P1">Purpose: This documents the standard procedures for operating the AO-Bergamo in 2C.357 for imaging live cranial windowed mice. <text:s/></text:p>
      <text:p text:style-name="P1"/>
      <text:list xml:id="list4230113047" text:style-name="L2">
        <text:list-item>
          <text:p text:style-name="P2">Preparation</text:p>
          <text:list>
            <text:list-item>
              <text:p text:style-name="P2">At least 45 minutes before imaging, turn the laser (Coherent Discovery TPC) from <text:span text:style-name="T1">standby</text:span> to <text:span text:style-name="T1">enable </text:span><text:span text:style-name="T4">using the key switch on the laser power supply (below the table as you enter the room) </text:span></text:p>
              <text:list>
                <text:list-item>
                  <text:p text:style-name="P3"><text:span text:style-name="T4">V</text:span><text:span text:style-name="T3">erify using the Coherent Discovery GUI app </text:span><text:span text:style-name="T5">(Scan</text:span><text:span text:style-name="T3">I</text:span><text:span text:style-name="T5">mage computer; icon on the desktop)</text:span></text:p>
                </text:list-item>
                <text:list-item>
                  <text:p text:style-name="P3"><text:span text:style-name="T3">If the laser doesn’t start warming up, or isn’t connected, you will need to turn it off (switch on the back of the black laser power supply), </text:span><text:span text:style-name="T6">wait a few minutes, and turn it back on. </text:span></text:p>
                  <text:list>
                    <text:list-item>
                      <text:p text:style-name="P4"><text:span text:style-name="T3">It will make a loud noise, the red lights on the front of the power supply will blink, and the GUI app should work. <text:s/></text:span></text:p>
                    </text:list-item>
                    <text:list-item>
                      <text:p text:style-name="P5"><text:span text:style-name="T3">The chiller (below the laser power supply) and MRU (hidden above the table) should never be turned off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ystem checks – make sure everything is working before you anesthetize your subject. </text:p>
          <text:list>
            <text:list-item>
              <text:p text:style-name="P2"><text:span text:style-name="T2">Laser: m</text:span>ake sure the laser is connected via the Coherent Discovery GUI and operating with a reasonable power </text:p>
              <text:list>
                <text:list-item>
                  <text:p text:style-name="P2">&gt; 1.8W 900-1000nm, &gt; 1.5W 1000-1100nm, &gt; 1.3w 1100-1300nm</text:p>
                </text:list-item>
              </text:list>
            </text:list-item>
            <text:list-item>
              <text:p text:style-name="P2"><text:span text:style-name="T2">AO: </text:span>On the laptop, open a terminal (if one is not opened) and type <text:span text:style-name="T1">shwfs</text:span> (‘<text:span text:style-name="T1">s</text:span>hack-<text:span text:style-name="T1">h</text:span>artmann <text:span text:style-name="T1">w</text:span>avefront <text:span text:style-name="T1">s</text:span>ensor’). <text:s/>This will open a window where you can see the wavefront, as represented as the lenslet centroids. <text:s/></text:p>
              <text:list>
                <text:list-item>
                  <text:p text:style-name="P2">Make sure the mirror moves when you check ‘test deformable mirror’. <text:s/>Uncheck when done. </text:p>
                  <text:list>
                    <text:list-item>
                      <text:p text:style-name="P2">If it does not, go to ‘Debugging the deformable mirror’, below. </text:p>
                    </text:list-item>
                  </text:list>
                </text:list-item>
                <text:list-item>
                  <text:p text:style-name="P2">Check and un-check ‘zero DM command’. <text:s/>This should flatten (to some approximation) the mirror. </text:p>
                </text:list-item>
                <text:list-item>
                  <text:p text:style-name="P2">Check ‘closed loop control of DM’, and select a wavefront calibration. <text:s/>Verify that the wavefront changes then is stable. </text:p>
                </text:list-item>
                <text:list-item>
                  <text:p text:style-name="P2">Close <text:span text:style-name="T1">shwfs</text:span>. </text:p>
                  <text:list>
                    <text:list-item>
                      <text:p text:style-name="P2">Only one program open at a time! <text:s/>(It conflicts with the leveling optics / camera)</text:p>
                    </text:list-item>
                  </text:list>
                </text:list-item>
              </text:list>
            </text:list-item>
            <text:list-item>
              <text:p text:style-name="P3">Anesthesia: check there is oxygen in the tank outside the door, and isoflurane in the vaporizer</text:p>
              <text:list>
                <text:list-item>
                  <text:p text:style-name="P3">The vaporizer has a sight glass with two white lines for upper and lower limits; refill if it’s too low. <text:s/></text:p>
                  <text:list>
                    <text:list-item>
                      <text:p text:style-name="P3">There are more iso bottles by the west entrance to the vivarium. </text:p>
                    </text:list-item>
                  </text:list>
                </text:list-item>
              </text:list>
            </text:list-item>
            <text:list-item>
              <text:p text:style-name="P3">Headbar orientation: if the headbar is in the front, the aluminum tube that holds the mouse needs to be moved to the back position. <text:s/></text:p>
              <text:list>
                <text:list-item>
                  <text:p text:style-name="P3">Likewise, if the headbar is to the back of the head, the tube should be in the forward position. </text:p>
                </text:list-item>
                <text:list-item>
                  <text:p text:style-name="P3">You can move it by unscrewing the two Phillips screws at the bottom of the tube – long handle screwdriver should be in the rig – and switching the holes that the screws go into.</text:p>
                </text:list-item>
              </text:list>
            </text:list-item>
            <text:list-item>
              <text:p text:style-name="P3">Heat: if the mouse will be fully anestetized, turn on the aluminum tube heater. The controller should be set for 38C. <text:s/>Make sure it’s heating up. </text:p>
              <text:list>
                <text:list-item>
                  <text:p text:style-name="P3">If the mouse is awake, do not turn the heater on, it will only irritate the rodent. </text:p>
                </text:list-item>
              </text:list>
            </text:list-item>
            <text:list-item>
              <text:p text:style-name="P6"><text:soft-page-break/>Nose cone: Take the nose cone off the surgical rig beside the sink, store the scavenge hose adapter and set-screw, and plug the inlet / scavenge tubes into the small and large polyethylene tubes by the microscope. </text:p>
              <text:list>
                <text:list-item>
                  <text:p text:style-name="P6">Small polyethylene tube = isoflurane; large = scavenge. <text:s/></text:p>
                </text:list-item>
                <text:list-item>
                  <text:p text:style-name="P7">Plug the other ends of the PE tubes into the vaporizer, via the angle adapter, and into the wall vacuum by sliding one tube inside the other. </text:p>
                </text:list-item>
                <text:list-item>
                  <text:p text:style-name="P8">Mount the nose-cone on the leveling goiniometer using the thorlabs thumb-screw. <text:s/></text:p>
                  <text:list>
                    <text:list-item>
                      <text:p text:style-name="P8">This jig is adjstable for different mice. </text:p>
                    </text:list-item>
                  </text:list>
                </text:list-item>
                <text:list-item>
                  <text:p text:style-name="P8">In this way, you can route anesthesia + oxygen to the microscope &amp; nose-cone. </text:p>
                </text:list-item>
              </text:list>
            </text:list-item>
          </text:list>
        </text:list-item>
        <text:list-item>
          <text:p text:style-name="P6">Procedure</text:p>
          <text:list>
            <text:list-item>
              <text:p text:style-name="P6">Anesthetize the subject using the induction box. <text:s/></text:p>
              <text:list>
                <text:list-item>
                  <text:p text:style-name="P6">I like 4% iso, Filip used 5%. <text:s/>0.7-0.8 lpm oxygen flow. <text:s/>Be sure to check the outlet valves of the vaporizer to route the anesthetic correctly. <text:s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7T15:52:57.591704901</meta:creation-date>
    <dc:date>2021-10-27T16:59:16.947061469</dc:date>
    <meta:editing-duration>PT43M5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634" meta:character-count="3562" meta:non-whitespace-character-count="2949"/>
  </office:meta>
</office:document-meta>
</file>